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</style:style>
    <style:style style:name="ce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 office:value-type="string" calcext:value-type="string">
            <text:p>03:00:01:41:1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</text:p>
          </table:table-cell>
          <table:table-cell office:value-type="string" calcext:value-type="string">
            <text:p>03:00:01:57:7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 office:value-type="string" calcext:value-type="string">
            <text:p>03:00:03:5B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 table:style-name="ce7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7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7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7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7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7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7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7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7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7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7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7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7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7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7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7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7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7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7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7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table:style-name="ce6" office:value-type="string" calcext:value-type="string">
            <text:p>U-1;3-6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table:style-name="ce6" office:value-type="string" calcext:value-type="string">
            <text:p>U-1;3-6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7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7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7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7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7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7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7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7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7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7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7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7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7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7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7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7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7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7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7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2;16</text:p>
          </table:table-cell>
          <table:table-cell table:style-name="ce7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7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7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7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7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7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7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7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7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7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7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7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7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7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7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7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7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7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7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7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7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7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7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7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7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7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7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table:style-name="ce6" office:value-type="string" calcext:value-type="string">
            <text:p>U-4;5-2</text:p>
          </table:table-cell>
          <table:table-cell table:style-name="ce5" office:value-type="string" calcext:value-type="string">
            <text:p>48;4B</text:p>
          </table:table-cell>
          <table:table-cell table:style-name="ce7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table:style-name="ce6" office:value-type="string" calcext:value-type="string">
            <text:p>U-26;8-15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table:style-name="ce6" office:value-type="string" calcext:value-type="string">
            <text:p>U-26;8-15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table:style-name="ce6" office:value-type="string" calcext:value-type="string">
            <text:p>3-1;6-8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table:style-name="ce6" office:value-type="string" calcext:value-type="string">
            <text:p>3-1;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4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4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table:style-name="ce6" office:value-type="string" calcext:value-type="string">
            <text:p>U-1;3-6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table:style-name="ce6" office:value-type="string" calcext:value-type="string">
            <text:p>U-5;5-1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table:style-name="ce6" office:value-type="string" calcext:value-type="string">
            <text:p>U-4;5-2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table:style-name="ce6" office:value-type="string" calcext:value-type="string">
            <text:p>U-44;1-7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40:37.980867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5-11T08:53:45.198512901</dc:date>
    <meta:editing-cycles>50</meta:editing-cycles>
    <meta:editing-duration>PT1H43M33S</meta:editing-duration>
    <meta:document-statistic meta:table-count="1" meta:cell-count="1747" meta:object-count="0"/>
    <meta:user-defined meta:name="WorkbookGuid">aaff3ff4-8355-4ae5-9d96-f9758044a40b</meta:user-defined>
  </office:meta>
</office:document-meta>
</file>